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f5ac9" officeooo:paragraph-rsid="001f5ac9" style:font-size-asian="12.25pt" style:font-weight-asian="bold" style:font-size-complex="14pt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2pt" fo:font-weight="bold" officeooo:rsid="0020346f" officeooo:paragraph-rsid="0020346f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2pt" fo:font-weight="bold" officeooo:rsid="0020346f" officeooo:paragraph-rsid="0021196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020346f" officeooo:paragraph-rsid="0020346f" style:font-size-asian="10.5pt" style:font-weight-asian="bold" style:font-size-complex="12pt" style:font-weight-complex="bold"/>
    </style:style>
    <style:style style:name="P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size="12pt" fo:font-weight="bold" officeooo:rsid="00211968" officeooo:paragraph-rsid="00211968" fo:background-color="transparent" style:font-size-asian="10.5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fo:font-weight="bold" officeooo:rsid="00211968" officeooo:paragraph-rsid="00211968" fo:background-color="transparent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f5ac9" officeooo:paragraph-rsid="001f5ac9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fo:font-size="12pt" fo:font-weight="normal" officeooo:rsid="0021fcd8" officeooo:paragraph-rsid="0021fcd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0pt" fo:font-weight="normal" officeooo:rsid="001f5ac9" officeooo:paragraph-rsid="001f5ac9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1f5ac9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20346f"/>
    </style:style>
    <style:style style:name="P12" style:family="paragraph" style:parent-style-name="Standard">
      <style:paragraph-properties fo:text-align="justify" style:justify-single-word="false"/>
      <style:text-properties officeooo:paragraph-rsid="0020346f"/>
    </style:style>
    <style:style style:name="P13" style:family="paragraph" style:parent-style-name="Standard" style:list-style-name="L4">
      <style:paragraph-properties fo:text-align="justify" style:justify-single-word="false"/>
      <style:text-properties officeooo:paragraph-rsid="0021fcd8"/>
    </style:style>
    <style:style style:name="P14" style:family="paragraph" style:parent-style-name="Standard" style:list-style-name="L1">
      <style:paragraph-properties fo:text-align="justify" style:justify-single-word="false"/>
      <style:text-properties fo:font-weight="bold" officeooo:rsid="0020346f" officeooo:paragraph-rsid="0020346f" style:font-weight-asian="bold" style:font-weight-complex="bold"/>
    </style:style>
    <style:style style:name="P15" style:family="paragraph" style:parent-style-name="Standard" style:list-style-name="L1">
      <loext:graphic-properties draw:fill="none"/>
      <style:paragraph-properties fo:text-align="center" style:justify-single-word="false" fo:background-color="transparent"/>
      <style:text-properties fo:font-size="18pt" fo:font-weight="bold" officeooo:rsid="00211968" officeooo:paragraph-rsid="00211968" fo:background-color="#ffff00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21fcd8" officeooo:paragraph-rsid="0021fcd8"/>
    </style:style>
    <style:style style:name="P17" style:family="paragraph" style:parent-style-name="Standard">
      <style:paragraph-properties fo:text-align="justify" style:justify-single-word="false"/>
      <style:text-properties officeooo:rsid="0021fcd8" officeooo:paragraph-rsid="0021fcd8"/>
    </style:style>
    <style:style style:name="P18" style:family="paragraph" style:parent-style-name="Standard" style:list-style-name="L4">
      <style:paragraph-properties fo:text-align="justify" style:justify-single-word="false"/>
      <style:text-properties officeooo:rsid="0021fcd8" officeooo:paragraph-rsid="0021fcd8"/>
    </style:style>
    <style:style style:name="P19" style:family="paragraph" style:parent-style-name="Standard" style:master-page-name="">
      <loext:graphic-properties draw:fill="none"/>
      <style:paragraph-properties fo:margin-left="3cm" fo:margin-right="0cm" fo:text-align="justify" style:justify-single-word="false" fo:text-indent="0cm" style:auto-text-indent="false" style:page-number="auto" fo:background-color="transparent"/>
      <style:text-properties fo:font-size="12pt" fo:font-weight="bold" officeooo:rsid="0020346f" officeooo:paragraph-rsid="0020346f" style:font-size-asian="10.5pt" style:font-weight-asian="bold" style:font-size-complex="12pt" style:font-weight-complex="bold"/>
    </style:style>
    <style:style style:name="P20" style:family="paragraph" style:parent-style-name="Standard">
      <loext:graphic-properties draw:fill="none"/>
      <style:paragraph-properties fo:margin-left="3cm" fo:margin-right="0cm" fo:text-align="justify" style:justify-single-word="false" fo:text-indent="0cm" style:auto-text-indent="false" fo:background-color="transparent"/>
      <style:text-properties fo:font-size="12pt" fo:font-weight="bold" officeooo:rsid="0020346f" officeooo:paragraph-rsid="0020346f" style:font-size-asian="10.5pt" style:font-weight-asian="bold" style:font-size-complex="12pt" style:font-weight-complex="bold"/>
    </style:style>
    <style:style style:name="P21" style:family="paragraph" style:parent-style-name="Standard" style:list-style-name="L1" style:master-page-name="">
      <loext:graphic-properties draw:fill="none"/>
      <style:paragraph-properties fo:margin-left="3.9cm" fo:margin-right="0cm" fo:text-align="justify" style:justify-single-word="false" fo:text-indent="-0.6cm" style:auto-text-indent="false" style:page-number="auto" fo:background-color="transparent"/>
      <style:text-properties fo:font-size="12pt" fo:font-weight="bold" officeooo:rsid="0020346f" officeooo:paragraph-rsid="00211968" style:font-size-asian="10.5pt" style:font-weight-asian="bold" style:font-size-complex="12pt" style:font-weight-complex="bold"/>
    </style:style>
    <style:style style:name="P22" style:family="paragraph" style:parent-style-name="Standard" style:list-style-name="L1">
      <loext:graphic-properties draw:fill="none"/>
      <style:paragraph-properties fo:margin-left="3.9cm" fo:margin-right="0cm" fo:text-align="justify" style:justify-single-word="false" fo:text-indent="-0.6cm" style:auto-text-indent="false" fo:background-color="transparent"/>
      <style:text-properties fo:font-size="12pt" fo:font-weight="bold" officeooo:rsid="0020346f" officeooo:paragraph-rsid="00211968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1968" style:font-weight-asian="normal" style:font-weight-complex="normal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20346f" style:font-size-asian="12.25pt" style:font-size-complex="14pt"/>
    </style:style>
    <style:style style:name="T5" style:family="text">
      <style:text-properties fo:font-size="14pt" fo:font-weight="bol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20346f" style:font-size-asian="12.25pt" style:font-weight-asian="bold" style:font-size-complex="14pt" style:font-weight-complex="bold"/>
    </style:style>
    <style:style style:name="T7" style:family="text">
      <style:text-properties fo:font-size="14pt" fo:font-weight="normal" officeooo:rsid="0020346f" style:font-size-asian="12.25pt" style:font-weight-asian="normal" style:font-size-complex="14pt" style:font-weight-complex="normal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1fcd8" style:font-size-asian="10.5pt" style:font-weight-asian="normal" style:font-size-complex="12pt" style:font-weight-complex="normal"/>
    </style:style>
    <style:style style:name="T10" style:family="text">
      <style:text-properties fo:font-size="12pt" fo:font-weight="bold" style:font-size-asian="10.5pt" style:font-weight-asian="bold" style:font-size-complex="12pt" style:font-weight-complex="bold"/>
    </style:style>
    <style:style style:name="T11" style:family="text">
      <style:text-properties fo:font-size="12pt" fo:font-weight="bold" officeooo:rsid="0020346f" style:font-size-asian="10.5pt" style:font-weight-asian="bold" style:font-size-complex="12pt" style:font-weight-complex="bold"/>
    </style:style>
    <style:style style:name="T12" style:family="text">
      <style:text-properties fo:font-size="12pt" fo:font-weight="bold" officeooo:rsid="0021fcd8" style:font-size-asian="10.5pt" style:font-weight-asian="bold" style:font-size-complex="12pt" style:font-weight-complex="bold"/>
    </style:style>
    <style:style style:name="T13" style:family="text">
      <style:text-properties officeooo:rsid="0020346f"/>
    </style:style>
    <style:style style:name="T14" style:family="text">
      <style:text-properties style:font-name="Times New Roman1" fo:font-weight="normal" style:font-weight-asian="normal" style:font-weight-complex="normal"/>
    </style:style>
    <style:style style:name="T15" style:family="text">
      <style:text-properties style:font-name="Times New Roman1" fo:font-weight="normal" officeooo:rsid="0021f416" style:font-weight-asian="normal" style:font-weight-complex="normal"/>
    </style:style>
    <style:style style:name="T16" style:family="text">
      <style:text-properties style:font-name="Times New Roman1" fo:font-size="16pt" fo:font-weight="normal" officeooo:rsid="0021f416" style:font-size-asian="14pt" style:font-weight-asian="normal" style:font-size-complex="16pt" style:font-weight-complex="normal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rojeto Calouro Simulator</text:p>
      <text:p text:style-name="P1"/>
      <text:p text:style-name="P9">UNIVERSIDADE FEDERAL DO PARÁ</text:p>
      <text:p text:style-name="P9">ENGENHARIA DA COMPUTAÇÃO – 2015.2</text:p>
      <text:p text:style-name="P9">PROFESSOR: THIAGO SYLAS</text:p>
      <text:p text:style-name="P9">DISCIPLINA: ESTRUTURA DE DADOS</text:p>
      <text:p text:style-name="P9">AUTORES: ANTONIO LÍVIO B. LOPES</text:p>
      <text:p text:style-name="P9"><text:tab/> <text:s text:c="5"/>MARCOS FERREIRA</text:p>
      <text:p text:style-name="P9"><text:tab/> <text:s text:c="5"/>LUCAS PACHECO</text:p>
      <text:p text:style-name="P9"/>
      <text:p text:style-name="P9"/>
      <text:p text:style-name="P9"/>
      <text:p text:style-name="P9"/>
      <text:p text:style-name="P7"><text:tab/><text:span text:style-name="T5">INTRODUÇÃO</text:span></text:p>
      <text:p text:style-name="P7"><text:span text:style-name="T5"/></text:p>
      <text:p text:style-name="P7"><text:tab/><text:tab/>O Jogo "Calouro Simulator" é baseado na vivência de calouros, de Engenharia da Computação, desde o seu ingresso e escolha da faculdade para a Universidade Federal do Pará. O motivo para o seu desenvolvimento foi para atender a demanda da avaliação da disciplina de Estrutura de Dados ( professor: Thiago Sylas). A linguagem de programação utilizada é JAVA SE (Standard Edition) , trata-se de um jogo de RPG <text:span text:style-name="T13">(Role-playing Game), com interface gráfica em 16 bits e que utiliza um banco de dados.</text:span></text:p>
      <text:p text:style-name="P7"/>
      <text:p text:style-name="P7"><text:tab/><text:span text:style-name="T6">DESENVOLVIMENTO</text:span></text:p>
      <text:p text:style-name="P7"><text:span text:style-name="T4"/></text:p>
      <text:list xml:id="list4809711680521598438" text:style-name="L1">
        <text:list-item>
          <text:p text:style-name="P11"><text:span text:style-name="T6"><text:s/>MENU</text:span></text:p>
        </text:list-item>
      </text:list>
      <text:p text:style-name="P12"><text:span text:style-name="T6"/></text:p>
      <text:list xml:id="list7847016156863439469" text:style-name="L3">
        <text:list-item>
          <text:p text:style-name="P8"><text:span text:style-name="T13">M</text:span>ENU</text:p>
          <text:list>
            <text:list-item>
              <text:p text:style-name="P8">INICIAR NOVO JOGO</text:p>
              <text:list>
                <text:list-item>
                  <text:p text:style-name="P8">CRIANDO PERSONAGEM</text:p>
                </text:list-item>
              </text:list>
            </text:list-item>
            <text:list-item>
              <text:p text:style-name="P8">CONTINUAR</text:p>
              <text:list>
                <text:list-item>
                  <text:p text:style-name="P8">INSERÇÃO DE SENHA</text:p>
                </text:list-item>
                <text:list-item>
                  <text:p text:style-name="P8">BANCO DE DADOS (LISTA DE SALVAMENTOS)</text:p>
                </text:list-item>
              </text:list>
            </text:list-item>
            <text:list-item>
              <text:p text:style-name="P8">CRÉDITOS</text:p>
            </text:list-item>
            <text:list-item>
              <text:p text:style-name="P8">SAIR</text:p>
            </text:list-item>
          </text:list>
        </text:list-item>
      </text:list>
      <text:p text:style-name="P12"><text:span text:style-name="T6"/></text:p>
      <text:list xml:id="list225158500728734" text:continue-list="list4809711680521598438" text:style-name="L1">
        <text:list-item>
          <text:list>
            <text:list-item>
              <text:p text:style-name="P16"><text:span text:style-name="T11">C</text:span><text:span text:style-name="T10">RIANDO O PERSONAGEM</text:span></text:p>
            </text:list-item>
          </text:list>
        </text:list-item>
      </text:list>
      <text:p text:style-name="P17"><text:span text:style-name="T10"/></text:p>
      <text:list xml:id="list2700079754687843504" text:style-name="L4">
        <text:list-item>
          <text:p text:style-name="P13"><text:span text:style-name="T12"><text:s/></text:span><text:span text:style-name="T9">FICHA DE INSCRIÇÃO DO ENEM</text:span></text:p>
          <text:list>
            <text:list-item>
              <text:p text:style-name="P18"><text:span text:style-name="T8">NOME</text:span></text:p>
            </text:list-item>
            <text:list-item>
              <text:p text:style-name="P18"><text:span text:style-name="T8">DATA DE NASCIMENTO</text:span></text:p>
            </text:list-item>
            <text:list-item>
              <text:p text:style-name="P18"><text:span text:style-name="T8">SEXO</text:span></text:p>
              <text:list>
                <text:list-item>
                  <text:p text:style-name="P18"><text:span text:style-name="T8">MASCULINO</text:span></text:p>
                </text:list-item>
                <text:list-item>
                  <text:p text:style-name="P18"><text:span text:style-name="T8">FEMININO</text:span></text:p>
                </text:list-item>
                <text:list-item>
                  <text:p text:style-name="P18"><text:span text:style-name="T8">TRANSEXUAL</text:span></text:p>
                </text:list-item>
                <text:list-item>
                  <text:p text:style-name="P18"><text:span text:style-name="T8">ASEXUADO</text:span></text:p>
                </text:list-item>
                <text:list-item>
                  <text:p text:style-name="P18"><text:span text:style-name="T8">BERGOSEXUAL</text:span></text:p>
                </text:list-item>
                <text:list-item>
                  <text:p text:style-name="P18"><text:span text:style-name="T8">TODOS ACIMA</text:span></text:p>
                </text:list-item>
              </text:list>
            </text:list-item>
            <text:list-item>
              <text:p text:style-name="P18"><text:span text:style-name="T8">COR</text:span></text:p>
              <text:list>
                <text:list-item>
                  <text:p text:style-name="P18"><text:span text:style-name="T8">BRANCO</text:span></text:p>
                </text:list-item>
                <text:list-item>
                  <text:p text:style-name="P18"><text:span text:style-name="T8">PRETO</text:span></text:p>
                </text:list-item>
                <text:list-item>
                  <text:p text:style-name="P18"><text:soft-page-break/><text:span text:style-name="T8">AMARELO</text:span></text:p>
                </text:list-item>
                <text:list-item>
                  <text:p text:style-name="P18"><text:span text:style-name="T8">CINZA</text:span></text:p>
                </text:list-item>
              </text:list>
            </text:list-item>
            <text:list-item>
              <text:p text:style-name="P18"><text:span text:style-name="T8">RENDA FAMILIAR</text:span></text:p>
              <text:list>
                <text:list-item>
                  <text:p text:style-name="P18"><text:span text:style-name="T8">DE 0 à 2000 RU's</text:span></text:p>
                </text:list-item>
                <text:list-item>
                  <text:p text:style-name="P18"><text:span text:style-name="T8">DE 2000 à 4000 RU's</text:span></text:p>
                </text:list-item>
                <text:list-item>
                  <text:p text:style-name="P18"><text:span text:style-name="T8">É MAIS DE 8000 RU's!</text:span></text:p>
                </text:list-item>
              </text:list>
            </text:list-item>
          </text:list>
        </text:list-item>
      </text:list>
      <text:p text:style-name="P10"><text:span text:style-name="T7"/></text:p>
      <text:list xml:id="list225158250365136" text:continue-list="list225158500728734" text:style-name="L1">
        <text:list-item>
          <text:p text:style-name="P14"><text:span text:style-name="T3">HISTÓRIA</text:span></text:p>
          <text:list>
            <text:list-item>
              <text:p text:style-name="P2">HISTÓRIA INTRODUTÓRIA</text:p>
            </text:list-item>
          </text:list>
        </text:list-item>
      </text:list>
      <text:p text:style-name="P4"/>
      <text:p text:style-name="P19"><text:span text:style-name="T1">Fulano: Por que você escolheu esse o curso de Engenharia da Computação? Pois, você queria construir um robô com inteligência artificial, gerenciar redes, desenvolver hardwares e solfwares?</text:span></text:p>
      <text:p text:style-name="P20"><text:span text:style-name="T1"/></text:p>
      <text:p text:style-name="P20"><text:span text:style-name="T1">Personagem: Não, por que sou retardado, não passei em medicina e também filosofia não da dinheiro.</text:span></text:p>
      <text:p text:style-name="P20"><text:span text:style-name="T1"/></text:p>
      <text:p text:style-name="P20"><text:span text:style-name="T1">Fulano: "(...)" O que você do curso? Programar em várias linguagens, aprender arquitetura e organização de computadores, desenvolver um programa de reconhecimento facial no MATLAB/OCTAVE?</text:span></text:p>
      <text:p text:style-name="P20"><text:span text:style-name="T1"/></text:p>
      <text:p text:style-name="P20"><text:span text:style-name="T1">Personagem: Espero aprender a montar o me pc gamer, perder a virgindade, e hackear Facebook, Orkut e Msn (Isso da muito dinheiro!).</text:span></text:p>
      <text:p text:style-name="P20"><text:span text:style-name="T1"/></text:p>
      <text:p text:style-name="P20"><text:span text:style-name="T1">Fulano: Dessa forma você não será um estudante aplicado, o que espera que vai acontecer com o seu ICRG?</text:span></text:p>
      <text:p text:style-name="P20"><text:span text:style-name="T1"/></text:p>
      <text:p text:style-name="P20"><text:span text:style-name="T1">Personagem: JERÔÔÔNIMOOOOOOO!</text:span></text:p>
      <text:p text:style-name="P20"><text:span text:style-name="T1"/></text:p>
      <text:p text:style-name="P4"><text:span text:style-name="T1"/></text:p>
      <text:list xml:id="list225158847819992" text:continue-numbering="true" text:style-name="L1">
        <text:list-item>
          <text:list>
            <text:list-item>
              <text:p text:style-name="P2">HISTÓRIA CORRENTE.</text:p>
              <text:list>
                <text:list-item>
                  <text:p text:style-name="P3">ARCO PCNA (PROGRAMA DE COMO NÃO APRENDER).</text:p>
                  <text:p text:style-name="P21"><text:span text:style-name="T2"/></text:p>
                  <text:p text:style-name="P22"><text:span text:style-name="T2">No príncipio era o alfabeto simples e perfeito: A, B, C , D, E ... onde todos haviam de enfrentar de revisar a Matemática, Física e Química de seu ensino médio, e o destino havia de reservar algo de mais de especial, mais diferenciado para a turma C, composta por Engenharias da Computação, Alimentos e Materiais, a qual evoluiu para "Cassino C ++" em função do alto nivel de zoação com Alimentos e Materiais, e não menos importante os jogos!</text:span></text:p>
                  <text:list>
                    <text:list-item>
                      <text:list>
                        <text:list-header>
                          <text:p text:style-name="P15"><text:span text:style-name="T14">O ₡assino <text:s/>₡++</text:span></text:p>
                          <text:p text:style-name="P5"><text:span text:style-name="T14"/></text:p>
                          <text:p text:style-name="P5"><text:span text:style-name="T14">Na sala "Cassino C++" competindo adversários inéptos de Alimentos e Materais, você deve ganhar 40 horas de carga horária em Matemática, Física, e Química, além de uma caixa de suprimentos e desbloquear tecnicas avançadas. </text:span><text:span text:style-name="T15">Para isso você deve usar todo o conhecimento acumulado da sua vida para relembrar o contéudo do ensino médio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15"/></text:p>
      <text:p text:style-name="P6"><text:span text:style-name="T15"><text:tab/><text:tab/><text:tab/></text:span><text:span text:style-name="T16">Que Comecem Os Jogos!</text:span></text:p>
      <text:list xml:id="list225159820581045" text:continue-numbering="true" text:style-name="L1">
        <text:list-item>
          <text:list>
            <text:list-item>
              <text:list>
                <text:list-header>
                  <text:p text:style-name="P22"><text:span text:style-name="T2"/></text:p>
                </text:list-header>
                <text:list-item>
                  <text:p text:style-name="P2">ARCO PRIMEIRO SEMESTRE – PARTE 1.</text:p>
                </text:list-item>
                <text:list-item>
                  <text:p text:style-name="P2"><text:soft-page-break/>ARCO PRIMEIRO SEMESTRE – PARTE 2.</text:p>
                </text:list-item>
                <text:list-item>
                  <text:p text:style-name="P2">ARCO GREVE.</text:p>
                </text:list-item>
                <text:list-item>
                  <text:p text:style-name="P2">ARCO PRIMERO SEMESTRE – O RETORNO DA GREVE.</text:p>
                </text:list-item>
              </text:list>
            </text:list-item>
            <text:list-item>
              <text:p text:style-name="P2">FINAL DA HISTÓRIA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56S</meta:editing-duration>
    <meta:editing-cycles>4</meta:editing-cycles>
    <meta:generator>LibreOffice/5.0.5.2$Windows_x86 LibreOffice_project/55b006a02d247b5f7215fc6ea0fde844b30035b3</meta:generator>
    <dc:date>2016-03-16T22:51:57.762000000</dc:date>
    <meta:document-statistic meta:table-count="0" meta:image-count="0" meta:object-count="0" meta:page-count="3" meta:paragraph-count="59" meta:word-count="496" meta:character-count="2940" meta:non-whitespace-character-count="2491"/>
    <meta:user-defined meta:name="Info 1"/>
    <meta:user-defined meta:name="Info 2"/>
    <meta:user-defined meta:name="Info 3"/>
    <meta:user-defined meta:name="Info 4"/>
  </office:meta>
</office:document-meta>
</file>